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6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4159" calcext:value-type="float">
            <text:p>0.04159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table:style-name="ce3" office:value-type="float" office:value="0.00053" calcext:value-type="float">
            <text:p>0.00053</text:p>
          </table:table-cell>
          <table:table-cell table:style-name="ce2"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36791" calcext:value-type="float">
            <text:p>0.3679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831" calcext:value-type="float">
            <text:p>0.0831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75.01987" calcext:value-type="float">
            <text:p>75.01987</text:p>
          </table:table-cell>
          <table:table-cell office:value-type="float" office:value="52.90838" calcext:value-type="float">
            <text:p>52.90838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60.56783" calcext:value-type="float">
            <text:p>60.56783</text:p>
          </table:table-cell>
          <table:table-cell office:value-type="float" office:value="42.5" calcext:value-type="float">
            <text:p>4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2:57:41.103097982</dc:date>
    <meta:editing-duration>PT10S</meta:editing-duration>
    <meta:editing-cycles>1</meta:editing-cycles>
    <meta:generator>LibreOffice/6.0.7.3$Linux_X86_64 LibreOffice_project/00m0$Build-3</meta:generator>
    <meta:document-statistic meta:table-count="1" meta:cell-count="21" meta:object-count="0"/>
  </office:meta>
</office:document-meta>
</file>